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4.367cm" table:align="left"/>
    </style:style>
    <style:style style:name="Tabla1.A" style:family="table-column">
      <style:table-column-properties style:column-width="4.531cm"/>
    </style:style>
    <style:style style:name="Tabla1.B" style:family="table-column">
      <style:table-column-properties style:column-width="9.835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T1" style:family="text">
      <style:text-properties officeooo:rsid="0002cb3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🧪 Ejercicio DevOps: Crear un rol en Ansible para instalar Apache y PHP en Ubuntu y Rocky Linux</text:h>
      <text:h text:style-name="Heading_20_2" text:outline-level="2">🎯 Objetivo</text:h>
      <text:p text:style-name="Text_20_body">Este ejercicio te guiará paso a paso en la creación de un rol de Ansible llamado <text:span text:style-name="Source_20_Text">apache_srv</text:span> que instalará Apache y PHP en sistemas basados en <text:span text:style-name="Strong_20_Emphasis">Ubuntu</text:span> y <text:span text:style-name="Strong_20_Emphasis">Rocky Linux</text:span> (o cualquier distribución con <text:span text:style-name="Source_20_Text">dnf</text:span>). El rol será modular, reutilizable y compatible con buenas prácticas profesionales de Ansible.</text:p>
      <text:p text:style-name="Text_20_body">El objetivo es que el rol:</text:p>
      <text:list text:style-name="L1">
        <text:list-item>
          <text:p text:style-name="P5">Use módulos totalmente calificados (<text:span text:style-name="Source_20_Text">ansible.builtin.dnf</text:span>, etc.)</text:p>
        </text:list-item>
        <text:list-item>
          <text:p text:style-name="P5">Instale paquetes específicos según la distribución</text:p>
        </text:list-item>
        <text:list-item>
          <text:p text:style-name="P5">Use variables para los nombres de paquetes</text:p>
        </text:list-item>
        <text:list-item>
          <text:p text:style-name="P5">Use <text:span text:style-name="Source_20_Text">handlers</text:span> para reiniciar Apache si es necesario</text:p>
        </text:list-item>
        <text:list-item>
          <text:p text:style-name="P5">Sea invocado desde un playbook limpio y claro</text:p>
        </text:list-item>
      </text:list>
      <text:p text:style-name="Horizontal_20_Line"/>
      <text:h text:style-name="Heading_20_2" text:outline-level="2">🛠️ Paso 1: Crear el rol</text:h>
      <text:p text:style-name="Text_20_body">Ejecuta el siguiente comando para crear la estructura base del rol:</text:p>
      <text:p text:style-name="Preformatted_20_Text"/>
      <text:p text:style-name="P2"><text:span text:style-name="Source_20_Text">ansible-galaxy role init apache_srv</text:span></text:p>
      <text:p text:style-name="Text_20_body">Esto creará la siguiente estructura de carpetas:</text:p>
      <text:p text:style-name="Preformatted_20_Text"/>
      <text:p text:style-name="P1"><text:span text:style-name="Source_20_Text">apache_srv/</text:span></text:p>
      <text:p text:style-name="P3"><text:span text:style-name="Source_20_Text">├── defaults/</text:span></text:p>
      <text:p text:style-name="P3"><text:span text:style-name="Source_20_Text">│ <text:s text:c="2"/>└── main.yml</text:span></text:p>
      <text:p text:style-name="P3"><text:span text:style-name="Source_20_Text">├── files/</text:span></text:p>
      <text:p text:style-name="P3"><text:span text:style-name="Source_20_Text">├── handlers/</text:span></text:p>
      <text:p text:style-name="P3"><text:span text:style-name="Source_20_Text">│ <text:s text:c="2"/>└── main.yml</text:span></text:p>
      <text:p text:style-name="P3"><text:span text:style-name="Source_20_Text">├── meta/</text:span></text:p>
      <text:p text:style-name="P3"><text:span text:style-name="Source_20_Text">│ <text:s text:c="2"/>└── main.yml</text:span></text:p>
      <text:p text:style-name="P3"><text:span text:style-name="Source_20_Text">├── tasks/</text:span></text:p>
      <text:p text:style-name="P3"><text:span text:style-name="Source_20_Text">│ <text:s text:c="2"/>└── main.yml</text:span></text:p>
      <text:p text:style-name="P3"><text:span text:style-name="Source_20_Text">├── templates/</text:span></text:p>
      <text:p text:style-name="P3"><text:span text:style-name="Source_20_Text">├── tests/</text:span></text:p>
      <text:p text:style-name="P3"><text:span text:style-name="Source_20_Text">│ <text:s text:c="2"/>├── inventory</text:span></text:p>
      <text:p text:style-name="P3"><text:span text:style-name="Source_20_Text">│ <text:s text:c="2"/>└── test.yml</text:span></text:p>
      <text:p text:style-name="P3"><text:span text:style-name="Source_20_Text">├── vars/</text:span></text:p>
      <text:p text:style-name="P4"><text:span text:style-name="Source_20_Text">│ <text:s text:c="2"/>└── main.yml</text:span></text:p>
      <text:p text:style-name="Horizontal_20_Line"/>
      <text:h text:style-name="Heading_20_2" text:outline-level="2"><text:soft-page-break/>📁 Paso 2: Editar archivos del rol</text:h>
      <text:h text:style-name="Heading_20_3" text:outline-level="3">🔧 <text:span text:style-name="Source_20_Text">vars/main.yml</text:span></text:h>
      <text:p text:style-name="Text_20_body">Define los paquetes según la distribución:</text:p>
      <text:p text:style-name="Preformatted_20_Text"/>
      <text:p text:style-name="P1"><text:span text:style-name="Source_20_Text"># apache_srv/vars/main.yml</text:span></text:p>
      <text:p text:style-name="P3"><text:span text:style-name="Source_20_Text">apache_packages:</text:span></text:p>
      <text:p text:style-name="P3"><text:span text:style-name="Source_20_Text"><text:s text:c="2"/>RedHat:</text:span></text:p>
      <text:p text:style-name="P3"><text:span text:style-name="Source_20_Text"><text:s text:c="4"/>- httpd</text:span></text:p>
      <text:p text:style-name="P3"><text:span text:style-name="Source_20_Text"><text:s text:c="4"/>- php</text:span></text:p>
      <text:p text:style-name="P3"><text:span text:style-name="Source_20_Text"><text:s text:c="2"/>Debian:</text:span></text:p>
      <text:p text:style-name="P3"><text:span text:style-name="Source_20_Text"><text:s text:c="4"/>- apache2</text:span></text:p>
      <text:p text:style-name="P4"><text:span text:style-name="Source_20_Text"><text:s text:c="4"/>- php</text:span></text:p>
      <text:p text:style-name="Horizontal_20_Line"/>
      <text:h text:style-name="Heading_20_3" text:outline-level="3">⚙️ <text:span text:style-name="Source_20_Text">tasks/main.yml</text:span></text:h>
      <text:p text:style-name="Text_20_body">Aquí se definen las tareas principales que instalarán Apache y PHP.</text:p>
      <text:p text:style-name="Preformatted_20_Text"/>
      <text:p text:style-name="P1"><text:span text:style-name="Source_20_Text"># apache_srv/tasks/main.yml</text:span></text:p>
      <text:p text:style-name="P3"><text:span text:style-name="Source_20_Text">- name: Establecer lista de paquetes según el sistema operativo</text:span></text:p>
      <text:p text:style-name="P3"><text:span text:style-name="Source_20_Text"><text:s text:c="2"/>set_fact:</text:span></text:p>
      <text:p text:style-name="P3"><text:span text:style-name="Source_20_Text"><text:s text:c="4"/>selected_packages: "{{ apache_packages['RedHat'] if ansible_facts['os_family'] == 'RedHat' else apache_packages['Debian'] }}"</text:span></text:p>
      <text:p text:style-name="P3"/>
      <text:p text:style-name="P3"><text:span text:style-name="Source_20_Text">- name: Instalar paquetes en sistemas RedHat</text:span></text:p>
      <text:p text:style-name="P3"><text:span text:style-name="Source_20_Text"><text:s text:c="2"/>ansible.builtin.dnf:</text:span></text:p>
      <text:p text:style-name="P3"><text:span text:style-name="Source_20_Text"><text:s text:c="4"/>name: "{{ selected_packages }}"</text:span></text:p>
      <text:p text:style-name="P3"><text:span text:style-name="Source_20_Text"><text:s text:c="4"/>state: present</text:span></text:p>
      <text:p text:style-name="P3"><text:span text:style-name="Source_20_Text"><text:s text:c="2"/>when: ansible_facts['os_family'] == 'RedHat'</text:span></text:p>
      <text:p text:style-name="P3"><text:span text:style-name="Source_20_Text"><text:s text:c="2"/>notify: Reiniciar Apache</text:span></text:p>
      <text:p text:style-name="P3"/>
      <text:p text:style-name="P3"><text:span text:style-name="Source_20_Text">- name: Instalar paquetes en sistemas Debian</text:span></text:p>
      <text:p text:style-name="P3"><text:span text:style-name="Source_20_Text"><text:s text:c="2"/>ansible.builtin.apt:</text:span></text:p>
      <text:p text:style-name="P3"><text:span text:style-name="Source_20_Text"><text:s text:c="4"/>name: "{{ selected_packages }}"</text:span></text:p>
      <text:p text:style-name="P3"><text:span text:style-name="Source_20_Text"><text:s text:c="4"/>state: present</text:span></text:p>
      <text:p text:style-name="P3"><text:span text:style-name="Source_20_Text"><text:s text:c="4"/>update_cache: true</text:span></text:p>
      <text:p text:style-name="P3"><text:span text:style-name="Source_20_Text"><text:s text:c="2"/>when: ansible_facts['os_family'] == 'Debian'</text:span></text:p>
      <text:p text:style-name="P4"><text:span text:style-name="Source_20_Text"><text:s text:c="2"/>notify: Reiniciar Apache</text:span></text:p>
      <text:p text:style-name="Horizontal_20_Line"/>
      <text:h text:style-name="Heading_20_3" text:outline-level="3">🚨 <text:span text:style-name="Source_20_Text">handlers/main.yml</text:span></text:h>
      <text:p text:style-name="Text_20_body">Define un handler para reiniciar Apache según la distribución.</text:p>
      <text:p text:style-name="Preformatted_20_Text"/>
      <text:p text:style-name="P1"><text:span text:style-name="Source_20_Text"># apache_srv/handlers/main.yml</text:span></text:p>
      <text:p text:style-name="P3"><text:span text:style-name="Source_20_Text">- name: Reiniciar Apache</text:span></text:p>
      <text:p text:style-name="P3"><text:span text:style-name="Source_20_Text"><text:s text:c="2"/>ansible.builtin.service:</text:span></text:p>
      <text:p text:style-name="P3"><text:span text:style-name="Source_20_Text"><text:s text:c="4"/>name: "{{ 'httpd' if ansible_facts['os_family'] == 'RedHat' else 'apache2' }}"</text:span></text:p>
      <text:p text:style-name="P3"><text:span text:style-name="Source_20_Text"><text:s text:c="4"/>state: restarted</text:span></text:p>
      <text:p text:style-name="P4"><text:span text:style-name="Source_20_Text"><text:s text:c="4"/>enabled: true</text:span></text:p>
      <text:p text:style-name="Horizontal_20_Line"/>
      <text:h text:style-name="Heading_20_2" text:outline-level="2"><text:soft-page-break/>▶️ Paso 3: Crear el playbook principal</text:h>
      <text:p text:style-name="Text_20_body">En la raíz del proyecto (fuera del rol), crea el archivo <text:span text:style-name="Source_20_Text">site.yml</text:span>:</text:p>
      <text:p text:style-name="Preformatted_20_Text"/>
      <text:p text:style-name="P1"><text:span text:style-name="Source_20_Text"># site.yml</text:span></text:p>
      <text:p text:style-name="P3"><text:span text:style-name="Source_20_Text">- name: Instalar Apache y PHP con rol apache_srv</text:span></text:p>
      <text:p text:style-name="P3"><text:span text:style-name="Source_20_Text"><text:s text:c="2"/>hosts: webservers</text:span></text:p>
      <text:p text:style-name="P3"><text:span text:style-name="Source_20_Text"><text:s text:c="2"/>become: true</text:span></text:p>
      <text:p text:style-name="P3"/>
      <text:p text:style-name="P3"><text:span text:style-name="Source_20_Text"><text:s text:c="2"/>roles:</text:span></text:p>
      <text:p text:style-name="P4"><text:span text:style-name="Source_20_Text"><text:s text:c="4"/>- apache_srv</text:span></text:p>
      <text:p text:style-name="Horizontal_20_Line"/>
      <text:h text:style-name="Heading_20_2" text:outline-level="2">📂 Paso 4: Inventario de prueba (opcional) <text:span text:style-name="T1">En clase no es necesario</text:span></text:h>
      <text:p text:style-name="Text_20_body">Puedes crear un archivo de inventario llamado <text:span text:style-name="Source_20_Text">hosts.ini</text:span>:</text:p>
      <text:p text:style-name="Preformatted_20_Text"/>
      <text:p text:style-name="P1"><text:span text:style-name="Source_20_Text">[webservers]</text:span></text:p>
      <text:p text:style-name="P3"><text:span text:style-name="Source_20_Text">192.168.56.101 ansible_user=ubuntu</text:span></text:p>
      <text:p text:style-name="P4"><text:span text:style-name="Source_20_Text">192.168.56.102 ansible_user=rocky</text:span></text:p>
      <text:p text:style-name="Horizontal_20_Line"/>
      <text:h text:style-name="Heading_20_2" text:outline-level="2">🚀 Paso 5: Ejecutar el playbook</text:h>
      <text:p text:style-name="Text_20_body">Una vez tengas todo listo, ejecuta el playbook con:</text:p>
      <text:p text:style-name="Preformatted_20_Text"/>
      <text:p text:style-name="P2"><text:span text:style-name="Source_20_Text">ansible-playbook -i hosts.ini site.yml</text:span></text:p>
      <text:p text:style-name="Horizontal_20_Line"/>
      <text:h text:style-name="Heading_20_2" text:outline-level="2">ℹ️ ¿Qué hace cada archivo?</text:h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Archivo</text:p>
            </table:table-cell>
            <table:table-cell table:style-name="Tabla1.A1" office:value-type="string">
              <text:p text:style-name="Table_20_Heading">Función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ource_20_Text">vars/main.yml</text:span></text:p>
          </table:table-cell>
          <table:table-cell table:style-name="Tabla1.A1" office:value-type="string">
            <text:p text:style-name="Table_20_Contents">Define los paquetes a instalar, diferenciando por sistema</text:p>
          </table:table-cell>
        </table:table-row>
        <table:table-row>
          <table:table-cell table:style-name="Tabla1.A1" office:value-type="string">
            <text:p text:style-name="Table_20_Contents"><text:span text:style-name="Source_20_Text">tasks/main.yml</text:span></text:p>
          </table:table-cell>
          <table:table-cell table:style-name="Tabla1.A1" office:value-type="string">
            <text:p text:style-name="Table_20_Contents">Ejecuta la instalación y notifica cambios</text:p>
          </table:table-cell>
        </table:table-row>
        <table:table-row>
          <table:table-cell table:style-name="Tabla1.A1" office:value-type="string">
            <text:p text:style-name="Table_20_Contents"><text:span text:style-name="Source_20_Text">handlers/main.yml</text:span></text:p>
          </table:table-cell>
          <table:table-cell table:style-name="Tabla1.A1" office:value-type="string">
            <text:p text:style-name="Table_20_Contents">Reinicia Apache cuando hay cambios</text:p>
          </table:table-cell>
        </table:table-row>
        <table:table-row>
          <table:table-cell table:style-name="Tabla1.A1" office:value-type="string">
            <text:p text:style-name="Table_20_Contents"><text:span text:style-name="Source_20_Text">site.yml</text:span></text:p>
          </table:table-cell>
          <table:table-cell table:style-name="Tabla1.A1" office:value-type="string">
            <text:p text:style-name="Table_20_Contents">Playbook principal que usa el rol</text:p>
          </table:table-cell>
        </table:table-row>
        <table:table-row>
          <table:table-cell table:style-name="Tabla1.A1" office:value-type="string">
            <text:p text:style-name="Table_20_Contents"><text:span text:style-name="Source_20_Text">hosts.ini</text:span></text:p>
          </table:table-cell>
          <table:table-cell table:style-name="Tabla1.A1" office:value-type="string">
            <text:p text:style-name="Table_20_Contents">Inventario de prueba (puede variar según tu entorno)</text:p>
          </table:table-cell>
        </table:table-row>
      </table:table>
      <text:p text:style-name="Horizontal_20_Line"/>
      <text:h text:style-name="Heading_20_2" text:outline-level="2">✅ Resultado esperado</text:h>
      <text:p text:style-name="Text_20_body">Al ejecutar el playbook:</text:p>
      <text:list text:style-name="L2">
        <text:list-item>
          <text:p text:style-name="P6">Detectará si el host es RedHat/Rocky o Ubuntu</text:p>
        </text:list-item>
        <text:list-item>
          <text:p text:style-name="P6">Instalará Apache y PHP usando <text:span text:style-name="Source_20_Text">dnf</text:span> o <text:span text:style-name="Source_20_Text">apt</text:span> respectivamente</text:p>
        </text:list-item>
        <text:list-item>
          <text:p text:style-name="P6"><text:soft-page-break/>Reiniciará Apache al finalizar la instalación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6T18:14:39.501609873</meta:creation-date>
    <dc:date>2025-04-06T18:17:09.156798854</dc:date>
    <meta:editing-duration>PT2M30S</meta:editing-duration>
    <meta:editing-cycles>1</meta:editing-cycles>
    <meta:document-statistic meta:table-count="1" meta:image-count="0" meta:object-count="0" meta:page-count="4" meta:paragraph-count="101" meta:word-count="479" meta:character-count="3296" meta:non-whitespace-character-count="2830"/>
    <meta:generator>LibreOffice/24.2.2.2$Linux_X86_64 LibreOffice_project/d56cc158d8a96260b836f100ef4b4ef25d6f1a01</meta:generator>
  </office:meta>
</office:document-meta>
</file>